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Plan <text:s/>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Project Plan <text:s/>Meeting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Table_20_Contents">18/02/2013</text:p>
          </table:table-cell>
          <table:table-cell table:style-name="Table2.E2" office:value-type="string">
            <text:p text:style-name="Table_20_Contents"><text:span text:style-name="T4">PP_VB_v1.0</text:span> <text:s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5T18:20:29</dc:date>
    <dc:creator>jaipal </dc:creator>
    <meta:editing-duration>PT57M45S</meta:editing-duration>
    <meta:editing-cycles>69</meta:editing-cycles>
    <meta:document-statistic meta:table-count="1" meta:image-count="1" meta:object-count="0" meta:page-count="1" meta:paragraph-count="13" meta:word-count="34" meta:character-count="250" meta:non-whitespace-character-count="213"/>
  </office:meta>
</office:document-meta>
</file>